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LISTA DE TEMPLATES DA FÁBRICA</text:span><text:span text:style-name="T2"/></text:p>
      <text:p text:style-name="P1"><text:span text:style-name="T2"/></text:p>
      <text:p text:style-name="P1"><text:span text:style-name="T2">INI.Documento de Viabilidade</text:span></text:p>
      <text:p text:style-name="P1"><text:span text:style-name="T2">INI.Documento de Visão</text:span></text:p>
      <text:p text:style-name="P1"><text:span text:style-name="T2">INI.Plano de Projeto</text:span></text:p>
      <text:p text:style-name="P1"><text:span text:style-name="T2">INI.Termo de Abertura</text:span></text:p>
      <text:p text:style-name="P1"><text:span text:style-name="T2">INI.Plano de Arquitetura</text:span></text:p>
      <text:p text:style-name="P1"><text:span text:style-name="T2">INI.Backlog do Produto</text:span></text:p>
      <text:p text:style-name="P1"><text:span text:style-name="T2">INI.Plano de Testes</text:span></text:p>
      <text:p text:style-name="P1"><text:span text:style-name="T2">EXE.Backlog da Sprint (planejar sprint 1)</text:span></text:p>
      <text:p text:style-name="P1"><text:span text:style-name="T2">EXE.Tarefas a serem desenvolvidas (planejar sprint 2)</text:span></text:p>
      <text:p text:style-name="P1"><text:span text:style-name="T2">EXE.Documento de Arquitetura</text:span></text:p>
      <text:p text:style-name="P1"><text:span text:style-name="T2">EXE.Estória de Usuário</text:span></text:p>
      <text:p text:style-name="P1"><text:span text:style-name="T2">EXE.Relatório de Execução de Testes</text:span></text:p>
      <text:p text:style-name="P1"><text:span text:style-name="T2">ENC.Termo de Encerramento</text:span></text:p>
      <text:p text:style-name="P1"><text:span text:style-name="T2"/></text:p>
      <text:p text:style-name="P1"><text:span text:style-name="T3"/></text:p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